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80000001898193E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0.846cm" svg:height="0.846cm" svg:x="10.076cm" svg:y="14.426cm">
          <draw:image xlink:href="Pictures/10000200000000180000001898193E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10-04-06T15:24:05</meta:creation-date>
    <dc:creator>Alfonso Moreno Pérez</dc:creator>
    <dc:date>2010-04-06T15:26:35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